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Heading_20_1">
      <style:text-properties fo:color="#000000" loext:opacity="100%" fo:font-size="32pt" style:font-size-asian="16pt" style:font-size-complex="16pt"/>
    </style:style>
    <style:style style:name="P7" style:family="paragraph" style:parent-style-name="Heading_20_2">
      <style:text-properties fo:color="#000000" loext:opacity="100%" fo:font-size="12pt" style:font-size-asian="14pt" style:font-size-complex="14pt"/>
    </style:style>
    <style:style style:name="P8" style:family="paragraph" style:parent-style-name="Heading_20_2">
      <style:text-properties fo:color="#000000" loext:opacity="100%" fo:font-size="12pt" officeooo:paragraph-rsid="002002b9" style:font-size-asian="14pt" style:font-size-complex="14pt"/>
    </style:style>
    <style:style style:name="P9" style:family="paragraph" style:parent-style-name="Heading_20_2">
      <style:paragraph-properties fo:break-before="column"/>
      <style:text-properties fo:color="#000000" loext:opacity="100%" fo:font-size="12pt" officeooo:paragraph-rsid="002002b9" style:font-size-asian="14pt" style:font-size-complex="14pt"/>
    </style:style>
    <style:style style:name="P10" style:family="paragraph" style:parent-style-name="First_20_Paragraph">
      <style:text-properties fo:color="#000000" loext:opacity="100%" fo:font-size="10pt" fo:font-weight="bold" style:font-size-asian="14pt" style:font-weight-asian="bold" style:font-size-complex="14pt"/>
    </style:style>
    <style:style style:name="P11" style:family="paragraph" style:parent-style-name="First_20_Paragraph">
      <style:paragraph-properties fo:break-before="page"/>
      <style:text-properties fo:color="#000000" loext:opacity="100%" fo:font-size="10pt" fo:font-weight="bold" style:font-size-asian="14pt" style:font-weight-asian="bold" style:font-size-complex="14pt"/>
    </style:style>
    <style:style style:name="P12" style:family="paragraph" style:parent-style-name="First_20_Paragraph">
      <style:text-properties fo:color="#000000" loext:opacity="100%" fo:font-size="10pt" fo:font-weight="bold" officeooo:rsid="00227c74" officeooo:paragraph-rsid="00227c74" style:font-size-asian="14pt" style:font-weight-asian="bold" style:font-size-complex="14pt"/>
    </style:style>
    <style:style style:name="P13" style:family="paragraph" style:parent-style-name="Compact" style:list-style-name="WWNum1001">
      <style:text-properties fo:color="#000000" loext:opacity="100%" fo:font-size="10pt" style:font-size-asian="14pt" style:font-size-complex="14pt"/>
    </style:style>
    <style:style style:name="P14" style:family="paragraph" style:parent-style-name="Compact" style:list-style-name="WWNum1002">
      <style:text-properties fo:color="#000000" loext:opacity="100%" fo:font-size="10pt" style:font-size-asian="14pt" style:font-size-complex="14pt"/>
    </style:style>
    <style:style style:name="P15" style:family="paragraph" style:parent-style-name="Compact" style:list-style-name="WWNum1003">
      <style:text-properties fo:color="#000000" loext:opacity="100%" fo:font-size="10pt" style:font-size-asian="14pt" style:font-size-complex="14pt"/>
    </style:style>
    <style:style style:name="P16" style:family="paragraph" style:parent-style-name="Compact" style:list-style-name="WWNum1004">
      <style:text-properties fo:color="#000000" loext:opacity="100%" fo:font-size="10pt" style:font-size-asian="14pt" style:font-size-complex="14pt"/>
    </style:style>
    <style:style style:name="P17" style:family="paragraph" style:parent-style-name="Compact" style:list-style-name="WWNum1005">
      <style:text-properties fo:color="#000000" loext:opacity="100%" fo:font-size="10pt" style:font-size-asian="14pt" style:font-size-complex="14pt"/>
    </style:style>
    <style:style style:name="P18" style:family="paragraph" style:parent-style-name="Compact" style:list-style-name="WWNum1006">
      <style:text-properties fo:color="#000000" loext:opacity="100%" fo:font-size="10pt" style:font-size-asian="14pt" style:font-size-complex="14pt"/>
    </style:style>
    <style:style style:name="P19" style:family="paragraph" style:parent-style-name="Compact" style:list-style-name="WWNum1007">
      <style:text-properties fo:color="#000000" loext:opacity="100%" fo:font-size="10pt" style:font-size-asian="14pt" style:font-size-complex="14pt"/>
    </style:style>
    <style:style style:name="P20" style:family="paragraph" style:parent-style-name="Compact" style:list-style-name="WWNum1008">
      <style:text-properties fo:color="#000000" loext:opacity="100%" fo:font-size="10pt" style:font-size-asian="14pt" style:font-size-complex="14pt"/>
    </style:style>
    <style:style style:name="P21" style:family="paragraph" style:parent-style-name="Compact" style:list-style-name="WWNum1009">
      <style:text-properties fo:color="#000000" loext:opacity="100%" fo:font-size="10pt" style:font-size-asian="14pt" style:font-size-complex="14pt"/>
    </style:style>
    <style:style style:name="P22" style:family="paragraph" style:parent-style-name="Compact" style:list-style-name="WWNum1010">
      <style:text-properties fo:color="#000000" loext:opacity="100%" fo:font-size="10pt" style:font-size-asian="14pt" style:font-size-complex="14pt"/>
    </style:style>
    <style:style style:name="P23" style:family="paragraph" style:parent-style-name="Compact" style:list-style-name="WWNum1011">
      <style:text-properties fo:color="#000000" loext:opacity="100%" fo:font-size="10pt" style:font-size-asian="14pt" style:font-size-complex="14pt"/>
    </style:style>
    <style:style style:name="P24" style:family="paragraph" style:parent-style-name="Compact" style:list-style-name="WWNum1012">
      <style:text-properties fo:color="#000000" loext:opacity="100%" fo:font-size="10pt" style:font-size-asian="14pt" style:font-size-complex="14pt"/>
    </style:style>
    <style:style style:name="P25" style:family="paragraph" style:parent-style-name="Compact" style:list-style-name="WWNum1013">
      <style:text-properties fo:color="#000000" loext:opacity="100%" fo:font-size="10pt" style:font-size-asian="14pt" style:font-size-complex="14pt"/>
    </style:style>
    <style:style style:name="P26" style:family="paragraph" style:parent-style-name="Compact" style:list-style-name="WWNum1014">
      <style:text-properties fo:color="#000000" loext:opacity="100%" fo:font-size="10pt" style:font-size-asian="14pt" style:font-size-complex="14pt"/>
    </style:style>
    <style:style style:name="P27" style:family="paragraph" style:parent-style-name="Compact" style:list-style-name="WWNum1018">
      <style:text-properties fo:color="#000000" loext:opacity="100%" fo:font-size="10pt" style:font-size-asian="14pt" style:font-size-complex="14pt"/>
    </style:style>
    <style:style style:name="P28" style:family="paragraph" style:parent-style-name="Compact" style:list-style-name="WWNum1019">
      <style:text-properties fo:color="#000000" loext:opacity="100%" fo:font-size="10pt" style:font-size-asian="14pt" style:font-size-complex="14pt"/>
    </style:style>
    <style:style style:name="P29" style:family="paragraph" style:parent-style-name="Compact" style:list-style-name="WWNum1020">
      <style:text-properties fo:color="#000000" loext:opacity="100%" fo:font-size="10pt" style:font-size-asian="14pt" style:font-size-complex="14pt"/>
    </style:style>
    <style:style style:name="P30" style:family="paragraph" style:parent-style-name="Compact" style:list-style-name="WWNum1021">
      <style:text-properties fo:color="#000000" loext:opacity="100%" fo:font-size="10pt" style:font-size-asian="14pt" style:font-size-complex="14pt"/>
    </style:style>
    <style:style style:name="P31" style:family="paragraph" style:parent-style-name="Compact" style:list-style-name="WWNum1022">
      <style:text-properties fo:color="#000000" loext:opacity="100%" fo:font-size="10pt" style:font-size-asian="14pt" style:font-size-complex="14pt"/>
    </style:style>
    <style:style style:name="P32" style:family="paragraph" style:parent-style-name="Compact" style:list-style-name="WWNum1023">
      <style:text-properties fo:color="#000000" loext:opacity="100%" fo:font-size="10pt" style:font-size-asian="14pt" style:font-size-complex="14pt"/>
    </style:style>
    <style:style style:name="P33" style:family="paragraph" style:parent-style-name="Compact" style:list-style-name="WWNum1024">
      <style:text-properties fo:color="#000000" loext:opacity="100%" fo:font-size="10pt" style:font-size-asian="14pt" style:font-size-complex="14pt"/>
    </style:style>
    <style:style style:name="P34" style:family="paragraph" style:parent-style-name="Compact" style:list-style-name="WWNum1025">
      <style:text-properties fo:color="#000000" loext:opacity="100%" fo:font-size="10pt" style:font-size-asian="14pt" style:font-size-complex="14pt"/>
    </style:style>
    <style:style style:name="P35" style:family="paragraph" style:parent-style-name="Compact" style:list-style-name="WWNum1026">
      <style:text-properties fo:color="#000000" loext:opacity="100%" fo:font-size="10pt" style:font-size-asian="14pt" style:font-size-complex="14pt"/>
    </style:style>
    <style:style style:name="P36" style:family="paragraph" style:parent-style-name="Compact" style:list-style-name="WWNum1027">
      <style:text-properties fo:color="#000000" loext:opacity="100%" fo:font-size="10pt" style:font-size-asian="14pt" style:font-size-complex="14pt"/>
    </style:style>
    <style:style style:name="P37" style:family="paragraph" style:parent-style-name="Compact" style:list-style-name="WWNum1028">
      <style:text-properties fo:color="#000000" loext:opacity="100%" fo:font-size="10pt" style:font-size-asian="14pt" style:font-size-complex="14pt"/>
    </style:style>
    <style:style style:name="P38" style:family="paragraph" style:parent-style-name="Compact" style:list-style-name="WWNum1029">
      <style:text-properties fo:color="#000000" loext:opacity="100%" fo:font-size="10pt" style:font-size-asian="14pt" style:font-size-complex="14pt"/>
    </style:style>
    <style:style style:name="P39" style:family="paragraph" style:parent-style-name="Compact" style:list-style-name="WWNum1030">
      <style:text-properties fo:color="#000000" loext:opacity="100%" fo:font-size="10pt" style:font-size-asian="14pt" style:font-size-complex="14pt"/>
    </style:style>
    <style:style style:name="P40" style:family="paragraph" style:parent-style-name="Compact" style:list-style-name="WWNum1031">
      <style:text-properties fo:color="#000000" loext:opacity="100%" fo:font-size="10pt" style:font-size-asian="14pt" style:font-size-complex="14pt"/>
    </style:style>
    <style:style style:name="P41" style:family="paragraph" style:parent-style-name="Compact" style:list-style-name="WWNum1015">
      <style:text-properties fo:color="#000000" loext:opacity="100%" fo:font-size="10pt" style:font-size-asian="12pt" style:font-size-complex="12pt"/>
    </style:style>
    <style:style style:name="P42" style:family="paragraph" style:parent-style-name="Compact" style:list-style-name="WWNum1016">
      <style:text-properties fo:color="#000000" loext:opacity="100%" fo:font-size="10pt" style:font-size-asian="12pt" style:font-size-complex="12pt"/>
    </style:style>
    <style:style style:name="P43" style:family="paragraph" style:parent-style-name="Standard" style:list-style-name="WWNum1017">
      <style:text-properties fo:color="#000000" loext:opacity="100%" fo:font-size="10pt" style:font-size-asian="14pt" style:font-size-complex="14pt"/>
    </style:style>
    <style:style style:name="P44" style:family="paragraph" style:parent-style-name="Text_20_body">
      <style:text-properties fo:color="#000000" loext:opacity="100%" fo:font-size="10pt" fo:font-weight="bold" style:font-size-asian="14pt" style:font-weight-asian="bold" style:font-size-complex="14pt"/>
    </style:style>
    <style:style style:name="P45" style:family="paragraph" style:parent-style-name="Text_20_body">
      <style:paragraph-properties fo:break-before="page"/>
      <style:text-properties fo:color="#000000" loext:opacity="100%" fo:font-size="10pt" fo:font-weight="bold" style:font-size-asian="14pt" style:font-weight-asian="bold" style:font-size-complex="14pt"/>
    </style:style>
    <style:style style:name="P46" style:family="paragraph" style:parent-style-name="Text_20_body">
      <style:text-properties fo:color="#000000" loext:opacity="100%" fo:font-size="10pt" officeooo:paragraph-rsid="00227c74" style:font-size-asian="14pt" style:font-size-complex="14pt"/>
    </style:style>
    <style:style style:name="T1" style:family="text">
      <style:text-properties fo:font-weight="bold" style:font-weight-asian="bold"/>
    </style:style>
    <style:style style:name="T2" style:family="text">
      <style:text-properties fo:font-style="italic" style:font-style-asian="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 text:outline-level="1"><text:bookmark-start text:name="cairn"/>Cairn<text:bookmark-end text:name="cairn"/></text:h>
        <text:p text:style-name="P4"><text:span text:style-name="T1">Cairn</text:span> is licensed under CC-BY-SA 4.0 by Yochai Gal. https://github.com/yochaigal/cairn</text:p>
        <text:p text:style-name="P5"><text:span text:style-name="T1">Cairn</text:span> is an adventure game for one facilitator (the <text:span text:style-name="T1">Warden</text:span>) and at least one other player.</text:p>
        <text:p text:style-name="P5">Players act as hardened adventurers exploring a dark &amp; mysterious Wood filled with strange folk, hidden treasure, and unspeakable monstrosities.</text:p>
        <text:h text:style-name="P7" text:outline-level="2"><text:bookmark-start text:name="character-creation"/>Character Creation<text:bookmark-end text:name="character-creation"/></text:h>
        <text:p text:style-name="P10">Name, Background &amp; Traits</text:p>
        <text:p text:style-name="P3">First, choose or roll a <text:span text:style-name="T1">name</text:span> for your character from the Name &amp; Background tables, then their <text:span text:style-name="T1">background</text:span>, which informs their knowledge and potential skills.</text:p>
        <text:p text:style-name="P3">Next, roll for the rest of your character’s <text:span text:style-name="T1">traits</text:span> (appearance, speech, mannerisms, beliefs, reputation, etc.) on the <text:span text:style-name="T2">Character Traits</text:span> tables.</text:p>
        <text:h text:style-name="P7"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7"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7"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oft-page-break/><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7" text:outline-level="2"><text:bookmark-start text:name="starting-gear"/>Starting Gear<text:bookmark-end text:name="starting-gear"/></text:h>
        <text:p text:style-name="P2">All PCs begin with:</text:p>
        <text:list xml:id="list662415675" text:style-name="WWNum1001">
          <text:list-item>
            <text:p text:style-name="P13">Three days’ rations (one slot)</text:p>
          </text:list-item>
          <text:list-item>
            <text:p text:style-name="P13">A torch (one slot)</text:p>
          </text:list-item>
          <text:list-item>
            <text:p text:style-name="P13">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7" text:outline-level="2"><text:bookmark-start text:name="name-background-d20"/>Name &amp; Background (d20)<text:bookmark-end text:name="name-background-d20"/></text:h>
        <text:p text:style-name="P10">Background</text:p>
        <text:list xml:id="list266550986" text:style-name="WWNum1002">
          <text:list-item text:start-value="1">
            <text:p text:style-name="P14">Alchemist</text:p>
          </text:list-item>
          <text:list-item>
            <text:p text:style-name="P14">Beggar</text:p>
          </text:list-item>
          <text:list-item>
            <text:p text:style-name="P14">Butcher</text:p>
          </text:list-item>
          <text:list-item>
            <text:p text:style-name="P14">Burglar</text:p>
          </text:list-item>
          <text:list-item>
            <text:p text:style-name="P14">Charlatan</text:p>
          </text:list-item>
          <text:list-item>
            <text:p text:style-name="P14">Cleric</text:p>
          </text:list-item>
          <text:list-item>
            <text:p text:style-name="P14">Cook</text:p>
          </text:list-item>
          <text:list-item>
            <text:p text:style-name="P14">Cultist</text:p>
          </text:list-item>
          <text:list-item>
            <text:p text:style-name="P14">Gambler</text:p>
          </text:list-item>
          <text:list-item>
            <text:p text:style-name="P14">Herbalist</text:p>
          </text:list-item>
          <text:list-item>
            <text:p text:style-name="P14">Magician</text:p>
          </text:list-item>
          <text:list-item>
            <text:p text:style-name="P14">Mariner</text:p>
          </text:list-item>
          <text:list-item>
            <text:p text:style-name="P14">Mercenary</text:p>
          </text:list-item>
          <text:list-item>
            <text:p text:style-name="P14">Merchant</text:p>
          </text:list-item>
          <text:list-item>
            <text:p text:style-name="P14">Outlaw</text:p>
          </text:list-item>
          <text:list-item>
            <text:p text:style-name="P14">Performer</text:p>
          </text:list-item>
          <text:list-item>
            <text:p text:style-name="P14">Pickpocket</text:p>
          </text:list-item>
          <text:list-item>
            <text:p text:style-name="P14">Smuggler</text:p>
          </text:list-item>
          <text:list-item>
            <text:p text:style-name="P14">Student</text:p>
          </text:list-item>
          <text:list-item>
            <text:p text:style-name="P14">Tracker</text:p>
          </text:list-item>
        </text:list>
        <text:p text:style-name="P10">Virtue</text:p>
        <text:list xml:id="list104627087785483" text:continue-list="list266550986" text:style-name="WWNum1003">
          <text:list-item text:start-value="1">
            <text:p text:style-name="P15">Ambitious</text:p>
          </text:list-item>
          <text:list-item>
            <text:p text:style-name="P15">Cautious</text:p>
          </text:list-item>
          <text:list-item>
            <text:p text:style-name="P15">Courageous</text:p>
          </text:list-item>
          <text:list-item>
            <text:p text:style-name="P15">Disciplined</text:p>
          </text:list-item>
          <text:list-item>
            <text:p text:style-name="P15">Gregarious</text:p>
          </text:list-item>
          <text:list-item>
            <text:p text:style-name="P15">Honorable</text:p>
          </text:list-item>
          <text:list-item>
            <text:p text:style-name="P15">Humble</text:p>
          </text:list-item>
          <text:list-item>
            <text:p text:style-name="P15">Merciful</text:p>
          </text:list-item>
          <text:list-item>
            <text:p text:style-name="P15">Serene</text:p>
          </text:list-item>
          <text:list-item>
            <text:p text:style-name="P15">Tolerant</text:p>
          </text:list-item>
        </text:list>
        <text:p text:style-name="P10"/>
        <text:p text:style-name="P11">Vice</text:p>
        <text:list xml:id="list104627326597201" text:continue-list="list104627087785483" text:style-name="WWNum1004">
          <text:list-item text:start-value="1">
            <text:p text:style-name="P16">Aggressive</text:p>
          </text:list-item>
          <text:list-item>
            <text:p text:style-name="P16">Bitter</text:p>
          </text:list-item>
          <text:list-item>
            <text:p text:style-name="P16">Craven</text:p>
          </text:list-item>
          <text:list-item>
            <text:p text:style-name="P16">Deceitful</text:p>
          </text:list-item>
          <text:list-item>
            <text:p text:style-name="P16">Greedy</text:p>
          </text:list-item>
          <text:list-item>
            <text:p text:style-name="P16">Lazy</text:p>
          </text:list-item>
          <text:list-item>
            <text:p text:style-name="P16">Nervous</text:p>
          </text:list-item>
          <text:list-item>
            <text:p text:style-name="P16">Rude</text:p>
          </text:list-item>
          <text:list-item>
            <text:p text:style-name="P16">Vain</text:p>
          </text:list-item>
          <text:list-item>
            <text:p text:style-name="P16">Vengeful</text:p>
          </text:list-item>
        </text:list>
        <text:p text:style-name="P10">Reputation</text:p>
        <text:list xml:id="list104626717726768" text:continue-list="list104627326597201" text:style-name="WWNum1005">
          <text:list-item text:start-value="1">
            <text:p text:style-name="P17">Ambitious</text:p>
          </text:list-item>
          <text:list-item>
            <text:p text:style-name="P17">Boor</text:p>
          </text:list-item>
          <text:list-item>
            <text:p text:style-name="P17">Dangerous</text:p>
          </text:list-item>
          <text:list-item>
            <text:p text:style-name="P17">Entertainer</text:p>
          </text:list-item>
          <text:list-item>
            <text:p text:style-name="P17">Honest</text:p>
          </text:list-item>
          <text:list-item>
            <text:p text:style-name="P17">Loafer</text:p>
          </text:list-item>
          <text:list-item>
            <text:p text:style-name="P17">Oddball</text:p>
          </text:list-item>
          <text:list-item>
            <text:p text:style-name="P17">Repulsive</text:p>
          </text:list-item>
          <text:list-item>
            <text:p text:style-name="P17">Respected</text:p>
          </text:list-item>
          <text:list-item>
            <text:p text:style-name="P17">Wise</text:p>
          </text:list-item>
        </text:list>
        <text:p text:style-name="P10">Misfortunes</text:p>
        <text:list xml:id="list104626211361053" text:continue-list="list104626717726768" text:style-name="WWNum1006">
          <text:list-item text:start-value="1">
            <text:p text:style-name="P18">Abandoned</text:p>
          </text:list-item>
          <text:list-item>
            <text:p text:style-name="P18">Addicted</text:p>
          </text:list-item>
          <text:list-item>
            <text:p text:style-name="P18">Blackmailed</text:p>
          </text:list-item>
          <text:list-item>
            <text:p text:style-name="P18">Condemned</text:p>
          </text:list-item>
          <text:list-item>
            <text:p text:style-name="P18">Cursed</text:p>
          </text:list-item>
          <text:list-item>
            <text:p text:style-name="P18">Defrauded</text:p>
          </text:list-item>
          <text:list-item>
            <text:p text:style-name="P18">Demoted</text:p>
          </text:list-item>
          <text:list-item>
            <text:p text:style-name="P18">Discredited</text:p>
          </text:list-item>
          <text:list-item>
            <text:p text:style-name="P18">Disowned</text:p>
          </text:list-item>
          <text:list-item>
            <text:p text:style-name="P18">Exiled</text:p>
          </text:list-item>
        </text:list>
        <text:h text:style-name="P8" text:outline-level="2"/>
        <text:h text:style-name="P9" text:outline-level="2"><text:bookmark-start text:name="starting-gear-d20"/>Starting Gear (d20)<text:bookmark-end text:name="starting-gear-d20"/></text:h>
        <text:p text:style-name="P10">Armor</text:p>
        <text:list xml:id="list104626544977270" text:continue-list="list662415675" text:style-name="WWNum1007">
          <text:list-item>
            <text:p text:style-name="P19">1-3: None</text:p>
          </text:list-item>
          <text:list-item>
            <text:p text:style-name="P19">4-14: Brigandine</text:p>
          </text:list-item>
          <text:list-item>
            <text:p text:style-name="P19">5-19: Chasinmail</text:p>
          </text:list-item>
          <text:list-item>
            <text:p text:style-name="P19">20: Plate</text:p>
          </text:list-item>
        </text:list>
        <text:p text:style-name="P10">Helmets &amp; Shields</text:p>
        <text:list xml:id="list104626018673655" text:continue-list="list104626544977270" text:style-name="WWNum1008">
          <text:list-item>
            <text:p text:style-name="P20">1-13: None</text:p>
          </text:list-item>
          <text:list-item>
            <text:p text:style-name="P20">14-16: Helmet</text:p>
          </text:list-item>
          <text:list-item>
            <text:p text:style-name="P20">17-19: Shield</text:p>
          </text:list-item>
          <text:list-item>
            <text:p text:style-name="P20">20: Helmet &amp; Shield</text:p>
          </text:list-item>
        </text:list>
        <text:p text:style-name="P10">Weapons</text:p>
        <text:list xml:id="list104626244790587" text:continue-list="list104626018673655" text:style-name="WWNum1009">
          <text:list-item>
            <text:p text:style-name="P21">1-5: Dagger, Cudgel, Staff</text:p>
          </text:list-item>
          <text:list-item>
            <text:p text:style-name="P21">6-14: Sword, Mace, Axe</text:p>
          </text:list-item>
          <text:list-item>
            <text:p text:style-name="P21">15-19: Longbow, Crossbow, Sling</text:p>
          </text:list-item>
          <text:list-item>
            <text:p text:style-name="P21">20: Halberd, War Hammer, Battleaxe</text:p>
          </text:list-item>
        </text:list>
        <text:p text:style-name="P10">Expeditionary Gear</text:p>
        <text:list xml:id="list104627359363017" text:continue-list="list104626211361053" text:style-name="WWNum1010">
          <text:list-item text:start-value="1">
            <text:p text:style-name="P22">Air Bladder</text:p>
          </text:list-item>
          <text:list-item>
            <text:p text:style-name="P22">Antitoxin</text:p>
          </text:list-item>
          <text:list-item>
            <text:p text:style-name="P22">Cart (+4 slots, bulky)</text:p>
          </text:list-item>
          <text:list-item>
            <text:p text:style-name="P22">Chain (10ft)</text:p>
          </text:list-item>
          <text:list-item>
            <text:p text:style-name="P22">Dowsing Rod</text:p>
          </text:list-item>
          <text:list-item>
            <text:p text:style-name="P22">Fire Oil</text:p>
          </text:list-item>
          <text:list-item>
            <text:p text:style-name="P22">Grappling Hook</text:p>
          </text:list-item>
          <text:list-item>
            <text:p text:style-name="P22">Large Sack</text:p>
          </text:list-item>
          <text:list-item>
            <text:p text:style-name="P22">Large Trap</text:p>
          </text:list-item>
          <text:list-item>
            <text:p text:style-name="P22">Lockpicks</text:p>
          </text:list-item>
          <text:list-item>
            <text:p text:style-name="P22">Manacles</text:p>
          </text:list-item>
          <text:list-item>
            <text:p text:style-name="P22">Pick</text:p>
          </text:list-item>
          <text:list-item>
            <text:p text:style-name="P22">Pole (10ft)</text:p>
          </text:list-item>
          <text:list-item>
            <text:p text:style-name="P22">Pulley</text:p>
          </text:list-item>
          <text:list-item>
            <text:p text:style-name="P22">Repellent</text:p>
          </text:list-item>
          <text:list-item>
            <text:p text:style-name="P22"><text:soft-page-break/>Rope (25ft)</text:p>
          </text:list-item>
          <text:list-item>
            <text:p text:style-name="P22">Spirit Ward</text:p>
          </text:list-item>
          <text:list-item>
            <text:p text:style-name="P22">Spyglass</text:p>
          </text:list-item>
          <text:list-item>
            <text:p text:style-name="P22">Tinderbox</text:p>
          </text:list-item>
          <text:list-item>
            <text:p text:style-name="P22">Wolfsbane</text:p>
          </text:list-item>
        </text:list>
        <text:p text:style-name="P10">Tools</text:p>
        <text:list xml:id="list104626395097824" text:continue-list="list104627359363017" text:style-name="WWNum1011">
          <text:list-item text:start-value="1">
            <text:p text:style-name="P23">Bellows</text:p>
          </text:list-item>
          <text:list-item>
            <text:p text:style-name="P23">Bucket</text:p>
          </text:list-item>
          <text:list-item>
            <text:p text:style-name="P23">Caltrops</text:p>
          </text:list-item>
          <text:list-item>
            <text:p text:style-name="P23">Chalk</text:p>
          </text:list-item>
          <text:list-item>
            <text:p text:style-name="P23">Chisel</text:p>
          </text:list-item>
          <text:list-item>
            <text:p text:style-name="P23">Cook Pots</text:p>
          </text:list-item>
          <text:list-item>
            <text:p text:style-name="P23">Crowbar</text:p>
          </text:list-item>
          <text:list-item>
            <text:p text:style-name="P23">Drill (Manual)</text:p>
          </text:list-item>
          <text:list-item>
            <text:p text:style-name="P23">FishingRod</text:p>
          </text:list-item>
          <text:list-item>
            <text:p text:style-name="P23">Glue</text:p>
          </text:list-item>
        </text:list>
        <text:p text:style-name="P10">Trinkets</text:p>
        <text:list xml:id="list104627308707134" text:continue-list="list104626395097824" text:style-name="WWNum1012">
          <text:list-item text:start-value="1">
            <text:p text:style-name="P24">Bottle</text:p>
          </text:list-item>
          <text:list-item>
            <text:p text:style-name="P24">Card Deck</text:p>
          </text:list-item>
          <text:list-item>
            <text:p text:style-name="P24">Dice Set</text:p>
          </text:list-item>
          <text:list-item>
            <text:p text:style-name="P24">Face Paint</text:p>
          </text:list-item>
          <text:list-item>
            <text:p text:style-name="P24">Fake Jewels</text:p>
          </text:list-item>
          <text:list-item>
            <text:p text:style-name="P24">Horn</text:p>
          </text:list-item>
          <text:list-item>
            <text:p text:style-name="P24">Incense</text:p>
          </text:list-item>
          <text:list-item>
            <text:p text:style-name="P24">Instrument</text:p>
          </text:list-item>
          <text:list-item>
            <text:p text:style-name="P24">Lens</text:p>
          </text:list-item>
          <text:list-item>
            <text:p text:style-name="P24">Marbles</text:p>
          </text:list-item>
        </text:list>
        <text:p text:style-name="P10">Bonus Item (roll on table indicated)</text:p>
        <text:list xml:id="list104627573937107" text:continue-list="list104626244790587" text:style-name="WWNum1013">
          <text:list-item>
            <text:p text:style-name="P25">1-5: Tool or Trinket</text:p>
          </text:list-item>
          <text:list-item>
            <text:p text:style-name="P25">6-13: Expeditionary Gear</text:p>
          </text:list-item>
          <text:list-item>
            <text:p text:style-name="P25">14-17: Armor or Weapon</text:p>
          </text:list-item>
          <text:list-item>
            <text:p text:style-name="P25">18-20: Spellbook</text:p>
          </text:list-item>
        </text:list>
        <text:p text:style-name="P10">Spellbooks (d100)</text:p>
        <text:p text:style-name="P3">Roll d100 and compare to <text:span text:style-name="T2">100 Spells</text:span> section.</text:p>
        <text:h text:style-name="P7" text:outline-level="2"><text:bookmark-start text:name="equipment-list-prices-in-gold-pieces"/>Equipment List (Prices in Gold Pieces)<text:bookmark-end text:name="equipment-list-prices-in-gold-pieces"/></text:h>
        <text:p text:style-name="P10">Armor</text:p>
        <text:list xml:id="list104625857108823" text:continue-list="list104627573937107" text:style-name="WWNum1014">
          <text:list-item>
            <text:p text:style-name="P26">Shield (+1 Armor): 10</text:p>
          </text:list-item>
          <text:list-item>
            <text:p text:style-name="P26">Helmet (+1 Armor): 10</text:p>
          </text:list-item>
          <text:list-item>
            <text:p text:style-name="P26">Gambeson (+1 Armor): 15</text:p>
          </text:list-item>
          <text:list-item>
            <text:p text:style-name="P26">Brigandine (1 Armor, bulky): 20</text:p>
          </text:list-item>
          <text:list-item>
            <text:p text:style-name="P26">Chainmail (2 Armor, bulky): 40</text:p>
          </text:list-item>
          <text:list-item>
            <text:p text:style-name="P26">Plate (3 Armor, bulky): 60</text:p>
          </text:list-item>
        </text:list>
        <text:p text:style-name="P12"><text:bookmark-start text:name="weapons"/>W<text:bookmark-end text:name="weapons"/>eapons</text:p>
        <text:list xml:id="list104626997588878" text:continue-list="list104625857108823" text:style-name="WWNum1015">
          <text:list-item>
            <text:p text:style-name="P41">Dagger, Cudgel, Sickle, Staff, etc. (d6 damage): 5</text:p>
          </text:list-item>
          <text:list-item>
            <text:p text:style-name="P41">Spear, Sword, Mace, Axe, Flail, etc. (d8 damage): 10</text:p>
          </text:list-item>
          <text:list-item>
            <text:p text:style-name="P41">Halberd, War Hammer, Long Sword , etc. (d10 damage, bulky): 20</text:p>
          </text:list-item>
          <text:list-item>
            <text:p text:style-name="P41">Sling (d4 damage): 5</text:p>
          </text:list-item>
          <text:list-item>
            <text:p text:style-name="P41">Bow (d6 damage, bulky): 20</text:p>
          </text:list-item>
          <text:list-item>
            <text:p text:style-name="P41">Crossbow (d8 damage, bulky): 30</text:p>
          </text:list-item>
        </text:list>
        <text:p text:style-name="P12"><text:bookmark-start text:name="gear-tools"/><text:bookmark-start text:name="weapons1"/>G<text:bookmark-end text:name="gear-tools"/><text:bookmark-end text:name="weapons1"/>ear and Tools</text:p>
        <text:list xml:id="list104625880326039" text:continue-list="list104626997588878" text:style-name="WWNum1016">
          <text:list-item>
            <text:p text:style-name="P42">Air Bladder: 5</text:p>
          </text:list-item>
          <text:list-item>
            <text:p text:style-name="P42">Bellows: 10</text:p>
          </text:list-item>
          <text:list-item>
            <text:p text:style-name="P42">Bedroll: 5</text:p>
          </text:list-item>
          <text:list-item>
            <text:p text:style-name="P42">Book: 50</text:p>
          </text:list-item>
          <text:list-item>
            <text:p text:style-name="P42">Bucket: 5</text:p>
          </text:list-item>
          <text:list-item>
            <text:p text:style-name="P42">Caltrops: 10</text:p>
          </text:list-item>
          <text:list-item>
            <text:p text:style-name="P42">Cart (+4 slots, bulky): 30</text:p>
          </text:list-item>
          <text:list-item>
            <text:p text:style-name="P42">Chain (10ft): 10</text:p>
          </text:list-item>
          <text:list-item>
            <text:p text:style-name="P42">Chalk: 1</text:p>
          </text:list-item>
          <text:list-item>
            <text:p text:style-name="P42">Chisel: 5</text:p>
          </text:list-item>
          <text:list-item>
            <text:p text:style-name="P42">Cook Pots: 10</text:p>
          </text:list-item>
          <text:list-item>
            <text:p text:style-name="P42">Crowbar: 10</text:p>
          </text:list-item>
          <text:list-item>
            <text:p text:style-name="P42"><text:soft-page-break/>Drill (Manual): 10</text:p>
          </text:list-item>
          <text:list-item>
            <text:p text:style-name="P42">Face Paint: 10</text:p>
          </text:list-item>
          <text:list-item>
            <text:p text:style-name="P42">Fire Oil: 10</text:p>
          </text:list-item>
          <text:list-item>
            <text:p text:style-name="P42">Fishing Rod: 10</text:p>
          </text:list-item>
          <text:list-item>
            <text:p text:style-name="P42">Glass Marbles: 5</text:p>
          </text:list-item>
          <text:list-item>
            <text:p text:style-name="P42">Glue: 5</text:p>
          </text:list-item>
          <text:list-item>
            <text:p text:style-name="P42">Grease: 10</text:p>
          </text:list-item>
          <text:list-item>
            <text:p text:style-name="P42">Grappling Hook: 25</text:p>
          </text:list-item>
          <text:list-item>
            <text:p text:style-name="P42">Hammer: 5</text:p>
          </text:list-item>
          <text:list-item>
            <text:p text:style-name="P42">Holy Water: 25</text:p>
          </text:list-item>
          <text:list-item>
            <text:p text:style-name="P42">Horn: 10</text:p>
          </text:list-item>
          <text:list-item>
            <text:p text:style-name="P42">Horse (+4 slots): 75</text:p>
          </text:list-item>
          <text:list-item>
            <text:p text:style-name="P42">Hourglass: 50</text:p>
          </text:list-item>
          <text:list-item>
            <text:p text:style-name="P42">Incense: 10</text:p>
          </text:list-item>
          <text:list-item>
            <text:p text:style-name="P42">Ladder (bulky, 10ft): 10</text:p>
          </text:list-item>
          <text:list-item>
            <text:p text:style-name="P42">Lantern &amp; Oil: 10</text:p>
          </text:list-item>
          <text:list-item>
            <text:p text:style-name="P42">Large Trap: 20</text:p>
          </text:list-item>
          <text:list-item>
            <text:p text:style-name="P42">Large Sponge: 5</text:p>
          </text:list-item>
          <text:list-item>
            <text:p text:style-name="P42">Lens: 10</text:p>
          </text:list-item>
          <text:list-item>
            <text:p text:style-name="P42">Lockpicks: 25</text:p>
          </text:list-item>
          <text:list-item>
            <text:p text:style-name="P42">Manacles: 10</text:p>
          </text:list-item>
          <text:list-item>
            <text:p text:style-name="P42">Metal File: 5</text:p>
          </text:list-item>
          <text:list-item>
            <text:p text:style-name="P42">Mirror: 5</text:p>
          </text:list-item>
          <text:list-item>
            <text:p text:style-name="P42">Mule (+6 slots, slow): 30</text:p>
          </text:list-item>
          <text:list-item>
            <text:p text:style-name="P42">Net: 10</text:p>
          </text:list-item>
          <text:list-item>
            <text:p text:style-name="P42">Oilskin Bag: 5</text:p>
          </text:list-item>
          <text:list-item>
            <text:p text:style-name="P42">Pick: 10</text:p>
          </text:list-item>
          <text:list-item>
            <text:p text:style-name="P42">Pulley: 10</text:p>
          </text:list-item>
          <text:list-item>
            <text:p text:style-name="P42">Pole (10ft): 5</text:p>
          </text:list-item>
          <text:list-item>
            <text:p text:style-name="P42">Quill &amp; Ink: 10</text:p>
          </text:list-item>
          <text:list-item>
            <text:p text:style-name="P42">Rations (three day’s worth): 10</text:p>
          </text:list-item>
          <text:list-item>
            <text:p text:style-name="P42">Rope (25ft): 5</text:p>
          </text:list-item>
          <text:list-item>
            <text:p text:style-name="P42">Saw: 5</text:p>
          </text:list-item>
          <text:list-item>
            <text:p text:style-name="P42">Sack: 5</text:p>
          </text:list-item>
          <text:list-item>
            <text:p text:style-name="P42">Shovel: 5</text:p>
          </text:list-item>
          <text:list-item>
            <text:p text:style-name="P42">Soap: 1</text:p>
          </text:list-item>
          <text:list-item>
            <text:p text:style-name="P42">Spike: 1</text:p>
          </text:list-item>
          <text:list-item>
            <text:p text:style-name="P42">Spiked Boots: 5</text:p>
          </text:list-item>
          <text:list-item>
            <text:p text:style-name="P42">Spyglass: 40</text:p>
          </text:list-item>
          <text:list-item>
            <text:p text:style-name="P42">Tar: 10</text:p>
          </text:list-item>
          <text:list-item>
            <text:p text:style-name="P42">Tent (fits 2 people, bulky): 20</text:p>
          </text:list-item>
          <text:list-item>
            <text:p text:style-name="P42">Torch: 1</text:p>
          </text:list-item>
          <text:list-item>
            <text:p text:style-name="P42">Wagon (+8 slots, slow): 200</text:p>
          </text:list-item>
          <text:list-item>
            <text:p text:style-name="P42">Wolfsbane: 10</text:p>
          </text:list-item>
        </text:list>
        <text:h text:style-name="P7" text:outline-level="2"><text:bookmark-start text:name="rules"/>Rules<text:bookmark-end text:name="rules"/></text:h>
        <text:p text:style-name="P10">Abilities</text:p>
        <text:p text:style-name="P3">Each of the three <text:span text:style-name="T1">abilities</text:span> are used in different circumstances (see <text:span text:style-name="T1">saves</text:span>, below).</text:p>
        <text:list xml:id="list104627274549380" text:continue-list="list104625880326039" text:style-name="WWNum1017">
          <text:list-item>
            <text:p text:style-name="P43"><text:span text:style-name="T1">Strength (STR</text:span>): Used for saves requiring physical power, like lifting gates, bending bars, resisting poison, etc.</text:p>
          </text:list-item>
          <text:list-item>
            <text:p text:style-name="P43"><text:span text:style-name="T1">Dexterity (DEX):</text:span> Used for saves requiring poise, speed, and reflexes like dodging, climbing, sneaking, balancing, etc.</text:p>
          </text:list-item>
          <text:list-item>
            <text:p text:style-name="P43"><text:span text:style-name="T1">Willpower (WIL):</text:span> Used for saves to persuade, deceive, interrogate, intimidate, charm, provoke, manipulate spells, etc.</text:p>
          </text:list-item>
        </text:list>
        <text:p text:style-name="P10">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oft-page-break/><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44">Deprivation &amp; Fatigue</text:p>
        <text:p text:style-name="P3">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44">Healing</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44">Armor</text:p>
        <text:p text:style-name="P3">Before calculating damage to HP, subtract the target’s <text:span text:style-name="T1">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44">Reactions</text:p>
        <text:p text:style-name="P3">When the PCs encounter an NPC whose reaction to the party is not obvious, the Warden may roll 2d6 and consult the following table:</text:p>
        <text:list xml:id="list104626770910789" text:continue-list="list104627274549380" text:style-name="WWNum1018">
          <text:list-item>
            <text:p text:style-name="P27">2: Hostile</text:p>
          </text:list-item>
          <text:list-item>
            <text:p text:style-name="P27">3-5: Wry</text:p>
          </text:list-item>
          <text:list-item>
            <text:p text:style-name="P27">6-8: Curious</text:p>
          </text:list-item>
          <text:list-item>
            <text:p text:style-name="P27">9-11: Kind</text:p>
          </text:list-item>
          <text:list-item>
            <text:p text:style-name="P27">12: Helpful</text:p>
          </text:list-item>
        </text:list>
        <text:p text:style-name="P10">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44">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text:soft-page-break/>even dangerous locations, and is often under the protection of intimidating foes.</text:p>
        <text:p text:style-name="P3">Villages,strongholds, and ports of call barter and trade based on the local rarity and value of an item or commodity.</text:p>
        <text:h text:style-name="P7"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04626643281834" text:continue-list="list104626770910789" text:style-name="WWNum1019">
          <text:list-item>
            <text:p text:style-name="P28">They do not take up an inventory slot.</text:p>
          </text:list-item>
          <text:list-item>
            <text:p text:style-name="P28">They do not cause fatigue.</text:p>
          </text:list-item>
          <text:list-item>
            <text:p text:style-name="P28">They disappear after one use.</text:p>
          </text:list-item>
        </text:list>
        <text:p text:style-name="P10">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p text:style-name="P44">Relics</text:p>
        <text:p text:style-name="P3"><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text:soft-page-break/>save to avoid its addictive properties. A fail leaves the PC deprived and unable to focus until they can eat another leycap, providing only a brief reprieve from the addiction.</text:p>
        <text:h text:style-name="P7" text:outline-level="2"><text:bookmark-start text:name="combat"/>Combat<text:bookmark-end text:name="combat"/></text:h>
        <text:p text:style-name="P10">Rounds</text:p>
        <text:p text:style-name="P3">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44">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44">Turns</text:p>
        <text:p text:style-name="P3">The Warden will telegraph the most likely actions taken by NPCs or monsters. At the start of combat, each PC must make a DEX save to act before their opponents.</text:p>
        <text:p text:style-name="P3"><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44">Attacking &amp; Damage</text:p>
        <text:p text:style-name="P3">The attacker rolls their weapon die and subtracts the target’s armor, then deals the remaining total to their opponent’s HP. Unarmed attacks always do 1d4 damage.</text:p>
        <text:p text:style-name="P3"><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44">Multiple Attackers</text:p>
        <text:p text:style-name="P3">If multiple attackers target the same foe, roll all damage dice and keep the single highest result.</text:p>
        <text:p text:style-name="P44">Attack Modifiers</text:p>
        <text:p text:style-name="P3">If fighting from a position of weakness (such as through cover or with bound hands), the attack is <text:span text:style-name="T1">impaired</text:span> and the attacker must roll 1d4 damage_regardless_of the attacks damage die.</text:p>
        <text:p text:style-name="P3">If fighting from a position of advantage (such as against a helpless foe or through a daring maneuver), the attack is <text:soft-page-break/><text:span text:style-name="T1">enhanced</text:span> , allowing the attacker to roll 1d12 damage instead of their normal die.</text:p>
        <text:p text:style-name="P44">Dual Weapons</text:p>
        <text:p text:style-name="P3">If attacking with two weapons at the same time, roll both damage dice and keep the single highest result.</text:p>
        <text:p text:style-name="P44">Blast</text:p>
        <text:p text:style-name="P3">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44">Scars</text:p>
        <text:p text:style-name="P3">When damage to a PC reduces their HP to exactly 0, they are sometimes changed irrevocably. See the <text:span text:style-name="T1">Scars</text:span> for more.</text:p>
        <text:p text:style-name="P44">Critical Damage</text:p>
        <text:p text:style-name="P3">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44">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44">Unconsciousness &amp; Death</text:p>
        <text:p text:style-name="P3">When a character dies, the player is free to create a new character or take control of a hireling. They immediately join the party in order to reduce downtime.</text:p>
        <text:p text:style-name="P44">Detachments</text:p>
        <text:p text:style-name="P3">Large groups of similar combatants fighting together are treated as a single <text:span text:style-name="T1">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44"/>
        <text:p text:style-name="P45">Retreat</text:p>
        <text:p text:style-name="P46">Running away from a dire situation always requires a successful DEX save, as well as a safe destination to run to.</text:p>
        <text:p text:style-name="P46"><text:span text:style-name="T1">Scars</text:span></text:p>
        <text:p text:style-name="P3">When an attack reduces a PC’s HP to exactly 0, they are uniquely impacted. Look up the result on the table below based on the total damage taken:</text:p>
        <text:list xml:id="list104626511361201" text:continue-list="list104627308707134" text:style-name="WWNum1020">
          <text:list-item text:start-value="1">
            <text:p text:style-name="P29">Lasting Scar: Roll 1d6 | 1: Neck, 2: Hands, 3: Eye, 4: Chest, 5: Legs, 6: Ear. Roll 1d6. If the total is higher than your max HP, take the new result.</text:p>
          </text:list-item>
          <text:list-item>
            <text:p text:style-name="P29">Rattling Blow: You’re disoriented and shaken. Describe how you refocus. Roll 1d6. If the total is higher than your max HP, take the new result.</text:p>
          </text:list-item>
          <text:list-item>
            <text:p text:style-name="P29">Walloped: You’re sent flying and land flat on your face, winded. You are deprived until you rest for a few hours. Then, roll 1d6. Add that amount to your max HP.</text:p>
          </text:list-item>
          <text:list-item>
            <text:p text:style-name="P29">Broken Limb: Roll 1d6 | 1-2: Leg, 3-4: Arm, 5: Rib, 6: Skull. Once mended, roll 2d6. If the total is higher than your max HP, take the new result.</text:p>
          </text:list-item>
          <text:list-item>
            <text:p text:style-name="P29">Diseased: You’re afflicted with a gross, uncomfortable infection. When you get over it, roll 2d6. If the total is higher than your max HP, take the new result.</text:p>
          </text:list-item>
          <text:list-item>
            <text:p text:style-name="P29">Reorienting Head Wound: Roll 1d6 | 1-2: STR, 3-4: DEX, 5-6: WIL. Roll 3d6. If the total is higher than your current ability score, take the new result.</text:p>
          </text:list-item>
          <text:list-item>
            <text:p text:style-name="P29">Hamstrung: You can barely move until you get serious help and rest. After recovery, roll 3d6. If the total is higher than your max DEX, take the new result.</text:p>
          </text:list-item>
          <text:list-item>
            <text:p text:style-name="P29">Deafened: You cannot hear anything until you find extraordinary aid. Regardless, make a WIL save. If you pass, increase your max WIL by 1d4.</text:p>
          </text:list-item>
          <text:list-item>
            <text:p text:style-name="P29">Re-brained: Some hidden part of your psyche is knocked loose. Roll 3d6. If the total is higher than your max WIL, take the new result.</text:p>
          </text:list-item>
          <text:list-item>
            <text:p text:style-name="P29">Sundered: An appendage is torn off, crippled or useless. The Warden will tell you which. Then, make a WIL save. If you pass, increase your max WIL by 1d6.</text:p>
          </text:list-item>
          <text:list-item>
            <text:p text:style-name="P29">Mortal Wound: You are deprived and out of action. You die in one hour unless healed. Upon recovery, roll 2d6. Take the new result as your max HP.</text:p>
          </text:list-item>
          <text:list-item>
            <text:p text:style-name="P29">Doomed: Death seemed ever so close, but somehow you survived. If your next save against critical <text:soft-page-break/>damage is a fail, you die horribly. If you pass, roll 3d6. If the total is higher than your max HP, take the new result.</text:p>
          </text:list-item>
        </text:list>
        <text:h text:style-name="P7" text:outline-level="2"><text:bookmark-start text:name="bestiary"/>Bestiary<text:bookmark-end text:name="bestiary"/></text:h>
        <text:p text:style-name="P2"><text:span text:style-name="T1">Root Goblin:</text:span> 4 HP, 8 STR, 14 DEX, 8 WIL, spear (d6)</text:p>
        <text:list xml:id="list104626963477991" text:continue-list="list104626643281834" text:style-name="WWNum1021">
          <text:list-item>
            <text:p text:style-name="P30">Avoid combat unless they have the advantage (such as greater numbers).</text:p>
          </text:list-item>
          <text:list-item>
            <text:p text:style-name="P30">Guard their stolen goods to the death.</text:p>
          </text:list-item>
          <text:list-item>
            <text:p text:style-name="P30">Prize Spellbooks; willing to trade.</text:p>
          </text:list-item>
        </text:list>
        <text:p text:style-name="P2"><text:span text:style-name="T1">Hooded Men:</text:span> 12 HP, 9 STR, 12 DEX, 14 WIL, leystaff (d8), a Spellbook (Choose one: Charm, Hypnotize, Push/Pull, Shield)</text:p>
        <text:list xml:id="list104626020429203" text:continue-list="list104626963477991" text:style-name="WWNum1022">
          <text:list-item>
            <text:p text:style-name="P31">The Watchers of the Wood; a cult that derive their power from leylines, rune stones, and the like.</text:p>
          </text:list-item>
          <text:list-item>
            <text:p text:style-name="P31">Critical damage: leech a part of the victim’s soul (1d4 WIL damage).</text:p>
          </text:list-item>
        </text:list>
        <text:p text:style-name="P2"><text:span text:style-name="T1">Cobblehounds:</text:span> 12 HP, 2 Armor, 14 STR, 1 DEX, 8 WIL, bite (d10)</text:p>
        <text:list xml:id="list104627833506611" text:continue-list="list104626020429203" text:style-name="WWNum1023">
          <text:list-item>
            <text:p text:style-name="P32">Immobile constructs typically used as guardians to great tombs or artifacts.</text:p>
          </text:list-item>
          <text:list-item>
            <text:p text:style-name="P32">Unaffected by mundane persuasion techniques - but do love a good bone.</text:p>
          </text:list-item>
        </text:list>
        <text:p text:style-name="P2"><text:span text:style-name="T1">Wood Troll:</text:span> 12 HP, 15 STR, 12 DEX, 7 WIL, claws and bite (d8+d8 blast)</text:p>
        <text:list xml:id="list104626607618705" text:continue-list="list104627833506611" text:style-name="WWNum1024">
          <text:list-item>
            <text:p text:style-name="P33">As an action, can recover lost HP.</text:p>
          </text:list-item>
          <text:list-item>
            <text:p text:style-name="P33">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104627288251323" text:continue-list="list104626607618705" text:style-name="WWNum1025">
          <text:list-item>
            <text:p text:style-name="P34">Beautiful, amoral, and long-lived.</text:p>
          </text:list-item>
          <text:list-item>
            <text:p text:style-name="P34">Resistant to most forms of magic.</text:p>
          </text:list-item>
        </text:list>
        <text:p text:style-name="P2"><text:span text:style-name="T1">Boggart:</text:span> 3 HP, 4 STR, 17 DEX, 13 WIL</text:p>
        <text:list xml:id="list104627120102937" text:continue-list="list104627288251323" text:style-name="WWNum1026">
          <text:list-item>
            <text:p text:style-name="P35">A wild, hairy trickster that takes pleasure in being a minor nuisance.</text:p>
          </text:list-item>
          <text:list-item>
            <text:p text:style-name="P35">Prizes relics and shiny trinkets above all else but unwilling to trade for coin.</text:p>
          </text:list-item>
          <text:list-item>
            <text:p text:style-name="P35">Boggarts have names that describe their true nature. Knowing their true name allows one to control a Boggart.</text:p>
          </text:list-item>
        </text:list>
        <text:h text:style-name="P7" text:outline-level="2"><text:bookmark-start text:name="creating-monsters"/>Creating Monsters<text:bookmark-end text:name="creating-monsters"/></text:h>
        <text:p text:style-name="P2">Use the following template to model any more sophisticated Monster or NPC:</text:p>
        <text:p text:style-name="P44">Name:</text:p>
        <text:p text:style-name="P3">X HP, X Armor, X STR, X DEX, X WIL, Weapon (dX, special items, qualities)</text:p>
        <text:list xml:id="list104626218744528" text:continue-list="list104627120102937" text:style-name="WWNum1027">
          <text:list-item>
            <text:p text:style-name="P36">Engaging descriptor of appearance or demeanor</text:p>
          </text:list-item>
          <text:list-item>
            <text:p text:style-name="P36"><text:soft-page-break/>Quirk, tactic, or peculiarity making this NPC unique</text:p>
          </text:list-item>
          <text:list-item>
            <text:p text:style-name="P36">Special effect or critical damage consequence</text:p>
          </text:list-item>
        </text:list>
        <text:p text:style-name="P10">General Principles</text:p>
        <text:p text:style-name="P3">Ability Scores: 3 is deficient, 6 is weak, 10 is average, 14 is noteworthy, and 18 is legendary. Adjust as necessary.</text:p>
        <text:list xml:id="list104626668071981" text:continue-list="list104626218744528" text:style-name="WWNum1028">
          <text:list-item>
            <text:p text:style-name="P37">Give average creatures 3 HP, give hardy ones 6 HP, and serious threats get 10+ HP.</text:p>
          </text:list-item>
          <text:list-item>
            <text:p text:style-name="P37">Use flavor and style to help them stand out. Players will remember a pig-faced humanoid looking for his missing sheep more easily than a generic goblin archer.</text:p>
          </text:list-item>
          <text:list-item>
            <text:p text:style-name="P37">Use critical damage to lean into the threat or strangeness of any aggressive NPC.</text:p>
          </text:list-item>
          <text:list-item>
            <text:p text:style-name="P37">Remember that HP is <text:span text:style-name="T1">Hit Protection</text:span> , not Hit Points. It’s a measure of resilience, luck, and gumption - not health.</text:p>
          </text:list-item>
        </text:list>
        <text:p text:style-name="P10">Converting from OSR Games</text:p>
        <text:list xml:id="list104627435863633" text:continue-list="list104626668071981" text:style-name="WWNum1029">
          <text:list-item>
            <text:p text:style-name="P38">Give 1 HP per HD for most creatures.</text:p>
          </text:list-item>
          <text:list-item>
            <text:p text:style-name="P38">Most humanoids have at least 4HP.</text:p>
          </text:list-item>
          <text:list-item>
            <text:p text:style-name="P38"><text:span text:style-name="T1">Morale</text:span> can also be used as a baseline.</text:p>
          </text:list-item>
        </text:list>
        <text:p text:style-name="P2">Some pointers:</text:p>
        <text:list xml:id="list104626176527005" text:continue-list="list104627435863633" text:style-name="WWNum1030">
          <text:list-item>
            <text:p text:style-name="P39">Is it good at avoiding a hit? Give it HP.</text:p>
          </text:list-item>
          <text:list-item>
            <text:p text:style-name="P39">Does it soak up damage? Give it Armor.</text:p>
          </text:list-item>
          <text:list-item>
            <text:p text:style-name="P39">Is it strong? Give it a high <text:span text:style-name="T1">STR</text:span>.</text:p>
          </text:list-item>
          <text:list-item>
            <text:p text:style-name="P39">Is it nimble? Give it high <text:span text:style-name="T1">DEX</text:span>.</text:p>
          </text:list-item>
          <text:list-item>
            <text:p text:style-name="P39">Is it charismatic? Give it high WIL.</text:p>
          </text:list-item>
        </text:list>
        <text:p text:style-name="P2">Damage die are roughly the same, though armed attacks do at least 1d6 damage.</text:p>
        <text:h text:style-name="P7" text:outline-level="2"><text:bookmark-start text:name="spells"/>100 Spells<text:bookmark-end text:name="spells"/></text:h>
        <text:list xml:id="list104627063264489" text:continue-list="list104626511361201" text:style-name="WWNum1031">
          <text:list-item text:start-value="1">
            <text:p text:style-name="P40">Adhere: Object is covered in extremely sticky slime.</text:p>
          </text:list-item>
          <text:list-item>
            <text:p text:style-name="P40">Animate Object: Object obeys your commands as best it can. It can walk 15ft per round.</text:p>
          </text:list-item>
          <text:list-item>
            <text:p text:style-name="P40">Anthropomorphize: A touched animal either gains human intelligence or human appearance for L days.</text:p>
          </text:list-item>
          <text:list-item>
            <text:p text:style-name="P40">Arcane Eye: You can see through a magical floating eyeball that flies around at your command.</text:p>
          </text:list-item>
          <text:list-item>
            <text:p text:style-name="P40">Astral Prison: An object is frozen in time and space within an invulnerable crystal shell.</text:p>
          </text:list-item>
          <text:list-item>
            <text:p text:style-name="P40">Attract: L+1 objects are strongly magnetically attracted to each other if they come within 10 feet.</text:p>
          </text:list-item>
          <text:list-item>
            <text:p text:style-name="P40">Auditory Illusion: You create illusory sounds that seem to come from a direction of your choice.</text:p>
          </text:list-item>
          <text:list-item>
            <text:p text:style-name="P40">Babble: A creature must loudly and clearly repeat <text:soft-page-break/>everything you think. It is otherwise mute.</text:p>
          </text:list-item>
          <text:list-item>
            <text:p text:style-name="P40">Beast Form: You and your possessions transform into a mundane animal.</text:p>
          </text:list-item>
          <text:list-item>
            <text:p text:style-name="P40">Befuddle: L creatures of your choice are unable to form new short-term memories for the duration of the spell.</text:p>
          </text:list-item>
          <text:list-item>
            <text:p text:style-name="P40">Bend Fate: Roll L+1 d20s. Whenever you must roll a d20 after casting the spell, you must choose and then discard one of the rolled results until they are all gone.</text:p>
          </text:list-item>
          <text:list-item>
            <text:p text:style-name="P40">Bird Person: Your arms turn into huge bird wings.</text:p>
          </text:list-item>
          <text:list-item>
            <text:p text:style-name="P40">Body Swap: You switch bodies with a creature you touch. If one body dies, the other dies as well.</text:p>
          </text:list-item>
          <text:list-item>
            <text:p text:style-name="P40">Catherine: A woman wearing a blue dress appears until end of spell. She will obey polite, safe requests.</text:p>
          </text:list-item>
          <text:list-item>
            <text:p text:style-name="P40">Charm: L creatures treat you like a friend.</text:p>
          </text:list-item>
          <text:list-item>
            <text:p text:style-name="P40">Command: A creature obeys a single, three-word command that does not harm it.</text:p>
          </text:list-item>
          <text:list-item>
            <text:p text:style-name="P40">Comprehend: You become fluent in all languages.</text:p>
          </text:list-item>
          <text:list-item>
            <text:p text:style-name="P40">Control Plants: Nearby plants and trees obey you and gain the ability to move at 5 feet per round.</text:p>
          </text:list-item>
          <text:list-item>
            <text:p text:style-name="P40">Control Weather: You may alter the type of weather at will, but you do not otherwise control it.</text:p>
          </text:list-item>
          <text:list-item>
            <text:p text:style-name="P40">Counterspell: Make an opposed Intelligence save against the Intelligence of the caster of a nearby spell. You may do this out of turn as a reaction, or against an ongoing magical effect. On a success, you may cancel the spell.</text:p>
          </text:list-item>
          <text:list-item>
            <text:p text:style-name="P40">Deafen: All nearby creatures are deafened.</text:p>
          </text:list-item>
          <text:list-item>
            <text:p text:style-name="P40">Detect Magic: You hear nearby magical auras singing. Volume and harmony signify the aura’s power and refinement.</text:p>
          </text:list-item>
          <text:list-item>
            <text:p text:style-name="P40">Disassemble: Any of your body parts may be detached and reattached at will, without causing pain or damage. You can still control them.</text:p>
          </text:list-item>
          <text:list-item>
            <text:p text:style-name="P40">Disguise: You may alter the appearance of L characters at will as long as they remain humanoid. Attempts to duplicate other characters will seem uncanny.</text:p>
          </text:list-item>
          <text:list-item>
            <text:p text:style-name="P40">Displace: An object appears to be up to L×10ft from its actual position.</text:p>
          </text:list-item>
          <text:list-item>
            <text:p text:style-name="P40">Earthquake: The ground begins shaking violently. Structures may be damaged or collapse.</text:p>
          </text:list-item>
          <text:list-item>
            <text:p text:style-name="P40">Elasticity: Your body can stretch up to L×10ft.</text:p>
          </text:list-item>
          <text:list-item>
            <text:p text:style-name="P40">Elemental Wall: A straight wall of ice or fire L×40ft long and 10ft high rises from the ground.</text:p>
          </text:list-item>
          <text:list-item>
            <text:p text:style-name="P40">Filch: L visible items teleport to your hands.</text:p>
          </text:list-item>
          <text:list-item>
            <text:p text:style-name="P40"><text:soft-page-break/>Fog Cloud: Dense fog spreads out from you.</text:p>
          </text:list-item>
          <text:list-item>
            <text:p text:style-name="P40">Frenzy: L creatures erupt in a frenzy of violence.</text:p>
          </text:list-item>
          <text:list-item>
            <text:p text:style-name="P40">Gate: A portal to a random plane opens.</text:p>
          </text:list-item>
          <text:list-item>
            <text:p text:style-name="P40">Gravity Shift: You can change the direction of gravity (for yourself only) up to once per round.</text:p>
          </text:list-item>
          <text:list-item>
            <text:p text:style-name="P40">Greed: L creatures develop an overwhelming urge to possess a visible item of your choice.</text:p>
          </text:list-item>
          <text:list-item>
            <text:p text:style-name="P40">Haste: Your movement speed is tripled.</text:p>
          </text:list-item>
          <text:list-item>
            <text:p text:style-name="P40">Hatred: L creatures develop a deep hatred of another creature or group of creatures and wish to destroy it.</text:p>
          </text:list-item>
          <text:list-item>
            <text:p text:style-name="P40">Hear Whispers: You can hear faint sounds clearly.</text:p>
          </text:list-item>
          <text:list-item>
            <text:p text:style-name="P40">Hover: An object hovers, frictionless, 2ft above the ground. It can hold up to L humanoids.</text:p>
          </text:list-item>
          <text:list-item>
            <text:p text:style-name="P40">Hypnotize: A creature enters a trance and will truthfully answer L yes or no questions you ask it.</text:p>
          </text:list-item>
          <text:list-item>
            <text:p text:style-name="P40">Icy Touch: A thick ice layer spreads across a touched surface, up to L×10ft in radius.</text:p>
          </text:list-item>
          <text:list-item>
            <text:p text:style-name="P40">Illuminate: A floating light moves as you command.</text:p>
          </text:list-item>
          <text:list-item>
            <text:p text:style-name="P40">Increase Gravity: The gravity in an area triples.</text:p>
          </text:list-item>
          <text:list-item>
            <text:p text:style-name="P40">Invisible Tether: Two objects within 10ft of each other cannot be moved more than 10ft apart.</text:p>
          </text:list-item>
          <text:list-item>
            <text:p text:style-name="P40">Knock: L nearby mundane or magical locks unlock.</text:p>
          </text:list-item>
          <text:list-item>
            <text:p text:style-name="P40">Leap: You can jump up to L×10ft in the air.</text:p>
          </text:list-item>
          <text:list-item>
            <text:p text:style-name="P40">Liquid Air: The air around you becomes swimmable.</text:p>
          </text:list-item>
          <text:list-item>
            <text:p text:style-name="P40">Magic Dampener: All nearby magical effects have their effectiveness halved.</text:p>
          </text:list-item>
          <text:list-item>
            <text:p text:style-name="P40">Manse: A sturdy, furnished cottage appears for L×12 hours. You can permit and forbid entry to it at will.</text:p>
          </text:list-item>
          <text:list-item>
            <text:p text:style-name="P40">Marble Madness: Your pockets are full of marbles, and will refill every round.</text:p>
          </text:list-item>
          <text:list-item>
            <text:p text:style-name="P40">Masquerade: L characters’ appearances and voices become identical to a touched character.</text:p>
          </text:list-item>
          <text:list-item>
            <text:p text:style-name="P40">Miniaturize: You and L other touched creatures are reduced to the size of a mouse.</text:p>
          </text:list-item>
          <text:list-item>
            <text:p text:style-name="P40">Mirror Image: L illusory duplicates of yourself appear under your control.</text:p>
          </text:list-item>
          <text:list-item>
            <text:p text:style-name="P40">Mirrorwalk: A mirror becomes a gateway to another mirror that you looked into today.</text:p>
          </text:list-item>
          <text:list-item>
            <text:p text:style-name="P40">Multiarm: You gain L extra arms.</text:p>
          </text:list-item>
          <text:list-item>
            <text:p text:style-name="P40">Night Sphere: An L×40ft wide sphere of darkness displaying the night sky appears.</text:p>
          </text:list-item>
          <text:list-item>
            <text:p text:style-name="P40">Objectify: You become any inanimate object between the size of a grand piano and an apple.</text:p>
          </text:list-item>
          <text:list-item>
            <text:p text:style-name="P40">Ooze Form: You become a living jelly.</text:p>
          </text:list-item>
          <text:list-item>
            <text:p text:style-name="P40"><text:soft-page-break/>Pacify: L creatures have an aversion to violence.</text:p>
          </text:list-item>
          <text:list-item>
            <text:p text:style-name="P40">Phantom Coach: A ghostly coach appears until end of spell. It moves unnaturally fast over any terrain, including water.</text:p>
          </text:list-item>
          <text:list-item>
            <text:p text:style-name="P40">Phobia: L creatures become terrified of an object of your choice.</text:p>
          </text:list-item>
          <text:list-item>
            <text:p text:style-name="P40">Pit: A pit 10ft wide and L×5ft deep opens in the ground.</text:p>
          </text:list-item>
          <text:list-item>
            <text:p text:style-name="P40">Primeval Surge: An object grows to the size of an elephant. If it is an animal, it is enraged.</text:p>
          </text:list-item>
          <text:list-item>
            <text:p text:style-name="P40">Psychometry: The referee answers L yes or no questions about a touched object.</text:p>
          </text:list-item>
          <text:list-item>
            <text:p text:style-name="P40">Pull: An object of any size is pulled directly towards you with the strength of L men for one round.</text:p>
          </text:list-item>
          <text:list-item>
            <text:p text:style-name="P40">Push: An object of any size is pushed directly away from you with the strength of L men for one round.</text:p>
          </text:list-item>
          <text:list-item>
            <text:p text:style-name="P40">Raise Dead: L skeletons rise from the ground to serve you. They are incredibly stupid and can only obey simple orders.</text:p>
          </text:list-item>
          <text:list-item>
            <text:p text:style-name="P40">Raise Spirit: The spirit of a dead body manifests and will answer L questions.</text:p>
          </text:list-item>
          <text:list-item>
            <text:p text:style-name="P40">Read Mind: You can hear the surface thoughts of nearby creatures.</text:p>
          </text:list-item>
          <text:list-item>
            <text:p text:style-name="P40">Repel: L+1 objects are strongly magnetically repelled from each other if they come within 10 feet.</text:p>
          </text:list-item>
          <text:list-item>
            <text:p text:style-name="P40">Scry: You can see through the eyes of a creature you touched earlier today.</text:p>
          </text:list-item>
          <text:list-item>
            <text:p text:style-name="P40">Sculpt Elements: All inanimate material behaves like clay in your hands.</text:p>
          </text:list-item>
          <text:list-item>
            <text:p text:style-name="P40">Shroud: L creatures are invisible until they move.</text:p>
          </text:list-item>
          <text:list-item>
            <text:p text:style-name="P40">Shuffle: L creatures instantly switch places. Determine where they end up randomly.</text:p>
          </text:list-item>
          <text:list-item>
            <text:p text:style-name="P40">Sleep: L creatures fall into a light sleep.</text:p>
          </text:list-item>
          <text:list-item>
            <text:p text:style-name="P40">Smoke Form: Your body becomes living smoke.</text:p>
          </text:list-item>
          <text:list-item>
            <text:p text:style-name="P40">Snail Knight: 10 minutes after casting, a knight sitting astride a giant snail rides into view. He is able to answer most questions related to quests and chivalry, and may aid you if he finds you worthy.</text:p>
          </text:list-item>
          <text:list-item>
            <text:p text:style-name="P40">Sniff: You can smell even the faintest traces of scents.</text:p>
          </text:list-item>
          <text:list-item>
            <text:p text:style-name="P40">Sort: Inanimate items sort themselves according to categories you set. The categories must be visually verifiable.</text:p>
          </text:list-item>
          <text:list-item>
            <text:p text:style-name="P40">Spectacle: A clearly unreal but impressive illusion of your choice appears, under your control. It may be up to the size of a palace and has full motion and sound.</text:p>
          </text:list-item>
          <text:list-item>
            <text:p text:style-name="P40">Spellseize: Cast this as a reaction to another spell going off to make a temporary copy of it that you can cast at any time before this spell ends.</text:p>
          </text:list-item>
          <text:list-item>
            <text:p text:style-name="P40"><text:soft-page-break/>Spider Climb: You can climb surfaces like a spider.</text:p>
          </text:list-item>
          <text:list-item>
            <text:p text:style-name="P40">Summon Cube: Once per second, (6 times per round) you may summon or banish a 3-foot-wide cube of earth. New cubes must be affixed to the earth or to other cubes.8.50″</text:p>
          </text:list-item>
          <text:list-item>
            <text:p text:style-name="P40">Swarm: You become a swarm of crows, rats, or piranhas. You only take damage from area effects.</text:p>
          </text:list-item>
          <text:list-item>
            <text:p text:style-name="P40">Telekinesis: You may mentally move L items.</text:p>
          </text:list-item>
          <text:list-item>
            <text:p text:style-name="P40">Telepathy: L+1 creatures can hear each other’s thoughts, no matter how far apart they move.</text:p>
          </text:list-item>
          <text:list-item>
            <text:p text:style-name="P40">Teleport: An object disappears and reappears on the ground in a visible, clear area up to L×40ft away.</text:p>
          </text:list-item>
          <text:list-item>
            <text:p text:style-name="P40">Thaumaturgic Anchor: Object becomes the target of every spell cast near it.</text:p>
          </text:list-item>
          <text:list-item>
            <text:p text:style-name="P40">Thicket: A thicket of trees and dense brush up to L×40ft wide suddenly sprouts up.</text:p>
          </text:list-item>
          <text:list-item>
            <text:p text:style-name="P40">Time Jump: An object disappears as it jumps L×10 minutes into the future. When it returns, it appears in the unoccupied area nearest to where it left.</text:p>
          </text:list-item>
          <text:list-item>
            <text:p text:style-name="P40">Summon Idol: A carved stone statue the size of a four poster bed rises from the ground.</text:p>
          </text:list-item>
          <text:list-item>
            <text:p text:style-name="P40">Time Rush: Time in a 40ft bubble starts moving 10 times faster.</text:p>
          </text:list-item>
          <text:list-item>
            <text:p text:style-name="P40">Time Slow: Time in a 40ft bubble slows to 10%.</text:p>
          </text:list-item>
          <text:list-item>
            <text:p text:style-name="P40">True Sight: You see through all nearby illusions.</text:p>
          </text:list-item>
          <text:list-item>
            <text:p text:style-name="P40">Upwell: A spring of seawater appears.</text:p>
          </text:list-item>
          <text:list-item>
            <text:p text:style-name="P40">Vision: You completely control what a creature sees.</text:p>
          </text:list-item>
          <text:list-item>
            <text:p text:style-name="P40">Visual Illusion: A silent, immobile, illusion of your choice appears, up to the size of a bedroom.</text:p>
          </text:list-item>
          <text:list-item>
            <text:p text:style-name="P40">Ward: A silver circle 40ft across appears on the ground. Choose one thing that cannot cross it: Living creatures, dead creatures, projectiles or metal.</text:p>
          </text:list-item>
          <text:list-item>
            <text:p text:style-name="P40">Web: Your wrists can shoot thick webbing.</text:p>
          </text:list-item>
          <text:list-item>
            <text:p text:style-name="P40">Wizard Mark: Your finger can shoot a stream of ulfire-colored paint. This paint is only visible to you, and can be seen at any distance, even through solid objects.</text:p>
          </text:list-item>
          <text:list-item>
            <text:p text:style-name="P40">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2.4in" style:type="center"/>
          <style:tab-stop style:position="4.8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number text:level="1" text:style-name="ListLabel_20_1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4in" fo:margin-bottom="0.1in" fo:margin-left="0.3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15:15:53</meta:creation-date>
    <dc:date>2024-04-27T10:46:25.434056313</dc:date>
    <meta:generator>LibreOffice/7.3.7.2$Linux_X86_64 LibreOffice_project/30$Build-2</meta:generator>
    <meta:editing-duration>PT16M43S</meta:editing-duration>
    <meta:editing-cycles>5</meta:editing-cycles>
    <meta:print-date>2024-04-27T08:22:34.271069587</meta:print-date>
    <meta:document-statistic meta:table-count="0" meta:image-count="0" meta:object-count="0" meta:page-count="16" meta:paragraph-count="475" meta:word-count="5104" meta:character-count="28007" meta:non-whitespace-character-count="23716"/>
    <meta:user-defined meta:name="AppVersion">12.0000</meta:user-defined>
    <meta:user-defined meta:name="arkdown.md">True</meta:user-defined>
    <meta:template xlink:type="simple" xlink:actuate="onRequest" xlink:title="Normal.dotm" xlink:href=""/>
  </office:meta>
</office:document-meta>
</file>